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row>
            <mrow>
              <mo stretchy="false">〈</mo>
              <mrow>
                <msubsup>
                  <mi>v</mi>
                  <mrow>
                    <mi>x</mi>
                  </mrow>
                  <mrow>
                    <mn>2</mn>
                  </mrow>
                </msubsup>
              </mrow>
              <mo stretchy="false">〉</mo>
            </mrow>
            <mo stretchy="false">=</mo>
            <mrow>
              <mo stretchy="false">〈</mo>
              <mrow>
                <msubsup>
                  <mi>v</mi>
                  <mrow>
                    <mi>y</mi>
                  </mrow>
                  <mrow>
                    <mn>2</mn>
                  </mrow>
                </msubsup>
              </mrow>
              <mo stretchy="false">〉</mo>
            </mrow>
          </mrow>
          <mo stretchy="false">=</mo>
          <mrow>
            <mo stretchy="false">〈</mo>
            <mrow>
              <msubsup>
                <mi>v</mi>
                <mrow>
                  <mi>z</mi>
                </mrow>
                <mrow>
                  <mn>2</mn>
                </mrow>
              </msubsup>
            </mrow>
            <mo stretchy="false">〉</mo>
          </mrow>
        </mrow>
        <mo stretchy="false">=</mo>
        <mfrac>
          <mn>1</mn>
          <mn>3</mn>
        </mfrac>
      </mrow>
      <mrow>
        <mo stretchy="false">〈</mo>
        <mrow>
          <mstyle mathvariant="bold">
            <mrow>
              <msup>
                <mrow>
                  <mi>v</mi>
                </mrow>
                <mrow>
                  <mn>2</mn>
                </mrow>
              </msup>
            </mrow>
          </mstyle>
        </mrow>
        <mo stretchy="false">〉</mo>
      </mrow>
    </mrow>
    <annotation encoding="StarMath 5.0">langle v^{2}_{x} rangle = langle v^{2}_{y} rangle = langle v^{2}_{z} rangle = 1 over 3 langle bold{v}^{2} rangle</annotation>
  </semantics>
</math>
</file>